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List_20_Contents">
      <style:paragraph-properties fo:margin-top="0in" fo:margin-bottom="0.1965in"/>
    </style:style>
    <style:style style:name="P10" style:family="paragraph" style:parent-style-name="List_20_Contents">
      <style:paragraph-properties fo:margin-top="0in" fo:margin-bottom="0.1965in"/>
      <style:text-properties fo:language="en" fo:country="US" style:language-complex="ar" style:country-complex="SA"/>
    </style:style>
    <style:style style:name="P11"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List_20_Contents">
      <style:text-properties style:font-name="Times New Roman"/>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1">
      <style:text-properties fo:language="en" fo:country="US" style:language-complex="ar" style:country-complex="SA"/>
    </style:style>
    <style:style style:name="P16" style:family="paragraph" style:parent-style-name="Heading_20_1" style:master-page-name="First_20_Page">
      <style:paragraph-properties style:page-number="auto"/>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font-size="12pt" style:font-name-asian="Helvetica1" style:font-size-asian="12pt" style:font-name-complex="Helvetica1"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9183088" text:id="ct509183088">
          <text:insertion>
            <office:change-info>
              <dc:creator>Bob Jacobsen</dc:creator>
              <dc:date>2013-01-19T17:21:00</dc:date>
            </office:change-info>
          </text:insertion>
        </text:changed-region>
        <text:changed-region xml:id="ct263831728" text:id="ct263831728">
          <text:insertion>
            <office:change-info>
              <dc:creator>Bob Jacobsen</dc:creator>
              <dc:date>2012-12-31T20:47:00</dc:date>
            </office:change-info>
          </text:insertion>
        </text:changed-region>
        <text:changed-region xml:id="ct468610784" text:id="ct468610784">
          <text:insertion>
            <office:change-info>
              <dc:creator>Bob Jacobsen</dc:creator>
              <dc:date>2013-01-19T17:23:00</dc:date>
            </office:change-info>
          </text:insertion>
        </text:changed-region>
        <text:changed-region xml:id="ct509038496" text:id="ct509038496">
          <text:insertion>
            <office:change-info>
              <dc:creator>Bob Jacobsen</dc:creator>
              <dc:date>2013-01-19T17:24:00</dc:date>
            </office:change-info>
          </text:insertion>
        </text:changed-region>
        <text:changed-region xml:id="ct468435152" text:id="ct468435152">
          <text:deletion>
            <office:change-info>
              <dc:creator>Bob Jacobsen</dc:creator>
              <dc:date>2013-01-19T17:23:00</dc:date>
            </office:change-info>
            <text:p text:style-name="List_20_Contents">Not really something that occurs in OpenLCB itself, we need to talk about how the common term "board" maps onto OpenLCB. E.g. A node (board) may connect to several things (devices) on the layout. </text:p>
          </text:deletion>
        </text:changed-region>
        <text:changed-region xml:id="ct468417360" text:id="ct468417360">
          <text:deletion>
            <office:change-info>
              <dc:creator>Bob Jacobsen</dc:creator>
              <dc:date>2012-09-19T09:04:00</dc:date>
            </office:change-info>
            <text:p text:style-name="List_20_Contents">message</text:p>
          </text:deletion>
        </text:changed-region>
        <text:changed-region xml:id="ct509015408" text:id="ct509015408">
          <text:insertion>
            <office:change-info>
              <dc:creator>Bob Jacobsen</dc:creator>
              <dc:date>2012-09-19T09:04:00</dc:date>
            </office:change-info>
          </text:insertion>
        </text:changed-region>
        <text:changed-region xml:id="ct263449664" text:id="ct263449664">
          <text:insertion>
            <office:change-info>
              <dc:creator>Bob Jacobsen</dc:creator>
              <dc:date>2012-12-31T20:48:00</dc:date>
            </office:change-info>
          </text:insertion>
        </text:changed-region>
        <text:changed-region xml:id="ct467976816" text:id="ct467976816">
          <text:deletion>
            <office:change-info>
              <dc:creator>Bob Jacobsen</dc:creator>
              <dc:date>2012-12-31T20:48:00</dc:date>
            </office:change-info>
            <text:p text:style-name="List_20_Contents">70</text:p>
          </text:deletion>
        </text:changed-region>
        <text:changed-region xml:id="ct565134544" text:id="ct565134544">
          <text:insertion>
            <office:change-info>
              <dc:creator>Bob Jacobsen</dc:creator>
              <dc:date>2012-12-31T20:50:00</dc:date>
            </office:change-info>
          </text:insertion>
        </text:changed-region>
        <text:changed-region xml:id="ct127429888" text:id="ct127429888">
          <text:insertion>
            <office:change-info>
              <dc:creator>Bob Jacobsen</dc:creator>
              <dc:date>2012-09-19T09:02:00</dc:date>
            </office:change-info>
          </text:insertion>
        </text:changed-region>
        <text:changed-region xml:id="ct564850192" text:id="ct564850192">
          <text:insertion>
            <office:change-info>
              <dc:creator>Bob Jacobsen</dc:creator>
              <dc:date>2012-09-19T09: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7">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text:soft-page-break/>DID and SID are specific types of Node ID (see below) and which are then written NIDa, DIDa and SIDa. <text:change-start text:change-id="ct509183088"/>Only used in certain forms of the OpenLCB protocols, e.g. on CAN links.<text:change-end text:change-id="ct509183088"/></text:p>
      <text:p text:style-name="List_20_Heading"><text:change-start text:change-id="ct263831728"/>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263831728"/>Board</text:p>
      <text:p text:style-name="List_20_Contents"><text:change-start text:change-id="ct468610784"/>“Board” has no precise meaning in OpenLCB. <text:s/>It generally refers to a single piece of electronics. <text:change-end text:change-id="ct468610784"/><text:change-start text:change-id="ct509038496"/>Sometimes used to refer to “the piece of electronics that implements a Node”. <text:change-end text:change-id="ct509038496"/><text:change text:change-id="ct468435152"/></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468417360"/><text:change-start text:change-id="ct509015408"/>data<text:change-end text:change-id="ct509015408"/> content transported by the Datagram Protocol. <text:s/>This can be up to <text:change-start text:change-id="ct263449664"/>72<text:change-end text:change-id="ct263449664"/><text:change text:change-id="ct467976816"/>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7">Datagram Protocol ID (DPID or DPI)</text:p>
      <text:p text:style-name="List_20_Contents">The first byte of data transferred by a datagram is used to indicate the protocol being transported.</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Exchange Protocol</text:p>
      <text:p text:style-name="P13">Using PCER messages to propagate Event IDs<text:span text:style-name="T5"> from multiple source nodes to multiple destination nodes. These are typically used to announce that something of interest has happened on the layouts so that controlled devices can respond.</text:span><text:span text:style-name="T5"> Also includes inquiry and response messages for exam</text:span><text:span text:style-name="T5">ining configuration and status.</text:span></text:p>
      <text:p text:style-name="List_20_Heading">Event ID (EID)</text:p>
      <text:p text:style-name="P9">The number that identifies a specific event. OpenLCB event IDs must be globally unique. </text:p>
      <text:p text:style-name="List_20_Contents"><text:soft-page-break/>Events are not associated with any particular node. It may be convenient to use e.g. Node ID as a way of numbering them uniquely, but Node IDs and Event IDs are not related. </text:p>
      <text:p text:style-name="List_20_Heading">Gateway</text:p>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4">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path or gateway.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4">other nodes, but may be the target of e.g. configuration operations.</text:span></text:p>
      <text:p text:style-name="List_20_Heading"><text:soft-page-break/>Stream</text:p>
      <text:p text:style-name="List_20_Contents">Streams are a method of moving a large number of bytes between two nodes. The streaming protocol defines a way to do this in OpenLCB.</text:p>
      <text:p text:style-name="P7">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565134544"/>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565134544"/>Wire protocol</text:p>
      <text:p text:style-name="P10">Version of the OpenLCB common messages, interactions, etc adapted to a particular transport mechanism. Examples are the wire protocols for CAN bus segments and TCP/IP links. </text:p>
      <text:h text:style-name="P15"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1">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127429888"/></text:p>
      <text:p text:style-name="List_20_Heading">OpenLCB-CAN</text:p>
      <text:p text:style-name="List_20_Contents">Short form for “OpenLCB as implemented on a CAN link”. For example, “O<text:change-end text:change-id="ct127429888"/><text:change-start text:change-id="ct564850192"/>penLCB-CAN message” refers to an OpenLCB message formatted for transmission over a CAN link.<text:change-end text:change-id="ct564850192"/></text:p>
      <text:p text:style-name="P12">Segment</text:p>
      <text:p text:style-name="List_20_Contents">A single CAN segment is the set of CAN nodes that share CAN arbitration.</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Key Terms<text:tab/>1</text:p>
          <text:p text:style-name="P14"><text:s/>3 General Glossary<text:tab/>1</text:p>
          <text:p text:style-name="P14"><text:s/>4 CAN Glossary<text:tab/>5</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Glossary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3-01-27T18:48:54">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Glossary</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8:48:54">Jan 27, 2013</text:date></text:p>
            </table:table-cell>
            <table:table-cell table:style-name="Table1.C1" office:value-type="string">
              <text:p text:style-name="MP7">Preliminary Updated</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3-01-27T18:48:54">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5</meta:editing-cycles>
    <meta:editing-duration>PT14H3M56S</meta:editing-duration>
    <meta:generator>OpenOffice.org/3.4.1$Unix OpenOffice.org_project/341m1$Build-9593</meta:generator>
    <dc:date>2013-01-27T18:48:54</dc:date>
    <dc:creator>Bob Jacobsen</dc:creator>
    <meta:document-statistic meta:table-count="1" meta:image-count="1" meta:object-count="0" meta:page-count="4" meta:paragraph-count="99" meta:word-count="1622" meta:character-count="9794"/>
    <meta:user-defined meta:name="Info 1"/>
    <meta:user-defined meta:name="Info 2"/>
    <meta:user-defined meta:name="Info 3"/>
    <meta:user-defined meta:name="Info 4"/>
  </office:meta>
</office:document-meta>
</file>